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officeooo:rsid="0003e1f3" officeooo:paragraph-rsid="0003e1f3"/>
    </style:style>
    <style:style style:name="P2" style:family="paragraph" style:parent-style-name="Standard">
      <style:text-properties officeooo:rsid="0003e1f3" officeooo:paragraph-rsid="00092860"/>
    </style:style>
    <style:style style:name="P3" style:family="paragraph" style:parent-style-name="Standard">
      <style:text-properties officeooo:rsid="0003e1f3" officeooo:paragraph-rsid="000acb96"/>
    </style:style>
    <style:style style:name="P4" style:family="paragraph" style:parent-style-name="Standard">
      <style:text-properties style:text-underline-style="solid" style:text-underline-width="auto" style:text-underline-color="font-color" officeooo:rsid="0003e1f3" officeooo:paragraph-rsid="0003e1f3"/>
    </style:style>
    <style:style style:name="P5" style:family="paragraph" style:parent-style-name="Standard">
      <style:text-properties style:text-underline-style="solid" style:text-underline-width="auto" style:text-underline-color="font-color" officeooo:rsid="000added" officeooo:paragraph-rsid="000added"/>
    </style:style>
    <style:style style:name="P6" style:family="paragraph" style:parent-style-name="Standard">
      <style:text-properties officeooo:rsid="000added" officeooo:paragraph-rsid="000added"/>
    </style:style>
    <style:style style:name="P7" style:family="paragraph" style:parent-style-name="Standard">
      <style:text-properties style:text-position="0% 100%" style:font-name="Liberation Serif1" officeooo:rsid="000acb96" officeooo:paragraph-rsid="000fc94f"/>
    </style:style>
    <style:style style:name="P8" style:family="paragraph" style:parent-style-name="Standard">
      <style:text-properties style:text-position="0% 100%" style:font-name="Liberation Serif1" officeooo:rsid="000acb96" officeooo:paragraph-rsid="001192ea"/>
    </style:style>
    <style:style style:name="P9" style:family="paragraph" style:parent-style-name="Standard">
      <style:text-properties style:text-position="0% 100%" style:font-name="Liberation Serif1" officeooo:rsid="000c63c8" officeooo:paragraph-rsid="000added"/>
    </style:style>
    <style:style style:name="P10" style:family="paragraph" style:parent-style-name="Standard">
      <style:text-properties style:text-position="0% 100%" style:font-name="Liberation Serif1" officeooo:rsid="000acb96" officeooo:paragraph-rsid="001192ea"/>
    </style:style>
    <style:style style:name="P11" style:family="paragraph" style:parent-style-name="Standard">
      <style:text-properties style:text-position="0% 100%" style:font-name="Liberation Serif1" officeooo:rsid="000acb96" officeooo:paragraph-rsid="001819b1"/>
    </style:style>
    <style:style style:name="P12" style:family="paragraph" style:parent-style-name="Standard">
      <style:text-properties style:text-position="0% 100%" style:font-name="Liberation Serif1" style:text-underline-style="solid" style:text-underline-width="auto" style:text-underline-color="font-color" officeooo:rsid="0003e1f3" officeooo:paragraph-rsid="001af9eb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6fdd7"/>
    </style:style>
    <style:style style:name="T3" style:family="text">
      <style:text-properties style:font-name="Liberation Serif1" officeooo:rsid="0007b4dc"/>
    </style:style>
    <style:style style:name="T4" style:family="text">
      <style:text-properties style:font-name="Liberation Serif1" officeooo:rsid="0008d13b"/>
    </style:style>
    <style:style style:name="T5" style:family="text">
      <style:text-properties style:font-name="Liberation Serif1" officeooo:rsid="00092860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5bca8"/>
    </style:style>
    <style:style style:name="T8" style:family="text">
      <style:text-properties style:font-name="Liberation Serif" officeooo:rsid="0006b7fd"/>
    </style:style>
    <style:style style:name="T9" style:family="text">
      <style:text-properties style:font-name="Liberation Serif" officeooo:rsid="00084262"/>
    </style:style>
    <style:style style:name="T10" style:family="text">
      <style:text-properties style:font-name="Liberation Serif" officeooo:rsid="001af9eb"/>
    </style:style>
    <style:style style:name="T11" style:family="text">
      <style:text-properties style:text-position="super 58%" style:font-name="Liberation Serif1" officeooo:rsid="00092860"/>
    </style:style>
    <style:style style:name="T12" style:family="text">
      <style:text-properties style:text-position="super 58%" officeooo:rsid="00092860"/>
    </style:style>
    <style:style style:name="T13" style:family="text">
      <style:text-properties style:text-position="super 58%" officeooo:rsid="000fc94f"/>
    </style:style>
    <style:style style:name="T14" style:family="text">
      <style:text-properties style:text-position="super 58%" officeooo:rsid="00157ac6"/>
    </style:style>
    <style:style style:name="T15" style:family="text">
      <style:text-properties style:text-position="super 58%" officeooo:rsid="001720e4"/>
    </style:style>
    <style:style style:name="T16" style:family="text">
      <style:text-properties style:text-position="super 58%" officeooo:rsid="00270130"/>
    </style:style>
    <style:style style:name="T17" style:family="text">
      <style:text-properties style:text-position="0% 100%" style:font-name="Liberation Serif1"/>
    </style:style>
    <style:style style:name="T18" style:family="text">
      <style:text-properties style:text-position="0% 100%" style:font-name="Liberation Serif1" officeooo:rsid="00092860"/>
    </style:style>
    <style:style style:name="T19" style:family="text">
      <style:text-properties style:text-position="0% 100%" style:font-name="Liberation Serif1" officeooo:rsid="000acb96"/>
    </style:style>
    <style:style style:name="T20" style:family="text">
      <style:text-properties style:text-position="0% 100%" style:font-name="Liberation Serif1" officeooo:rsid="000c63c8"/>
    </style:style>
    <style:style style:name="T21" style:family="text">
      <style:text-properties style:text-position="0% 100%" style:font-name="Liberation Serif1" officeooo:rsid="000dfa33"/>
    </style:style>
    <style:style style:name="T22" style:family="text">
      <style:text-properties officeooo:rsid="000fc94f"/>
    </style:style>
    <style:style style:name="T23" style:family="text">
      <style:text-properties officeooo:rsid="00092860"/>
    </style:style>
    <style:style style:name="T24" style:family="text">
      <style:text-properties officeooo:rsid="001192ea"/>
    </style:style>
    <style:style style:name="T25" style:family="text">
      <style:text-properties officeooo:rsid="0012653b"/>
    </style:style>
    <style:style style:name="T26" style:family="text">
      <style:text-properties officeooo:rsid="0014ac14"/>
    </style:style>
    <style:style style:name="T27" style:family="text">
      <style:text-properties officeooo:rsid="00157ac6"/>
    </style:style>
    <style:style style:name="T28" style:family="text">
      <style:text-properties officeooo:rsid="001720e4"/>
    </style:style>
    <style:style style:name="T29" style:family="text">
      <style:text-properties officeooo:rsid="001af9eb"/>
    </style:style>
    <style:style style:name="T30" style:family="text">
      <style:text-properties officeooo:rsid="001cab5e"/>
    </style:style>
    <style:style style:name="T31" style:family="text">
      <style:text-properties officeooo:rsid="00229b6b"/>
    </style:style>
    <style:style style:name="T32" style:family="text">
      <style:text-properties style:font-name="Liberation Serif1" officeooo:rsid="001cab5e"/>
    </style:style>
    <style:style style:name="T33" style:family="text">
      <style:text-properties style:font-name="Liberation Serif1" officeooo:rsid="00229b6b"/>
    </style:style>
    <style:style style:name="T34" style:family="text">
      <style:text-properties style:font-name="Liberation Serif1" officeooo:rsid="0023fa07"/>
    </style:style>
    <style:style style:name="T35" style:family="text">
      <style:text-properties officeooo:rsid="0025be68"/>
    </style:style>
    <style:style style:name="T36" style:family="text">
      <style:text-properties officeooo:rsid="0027013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<text:span text:style-name="T1">£</text:span><text:span text:style-name="T6">1</text:span></text:p>
      <text:p text:style-name="P1"><text:span text:style-name="T6"><text:s/>@1) </text:span><text:span text:style-name="T7">Locally Weighted Linear Regression thực hiện: </text:span></text:p>
      <text:p text:style-name="P3"><text:span text:style-name="T7"><text:s/></text:span><text:span text:style-name="T8">@2) </text:span><text:span text:style-name="T9">Lựa</text:span><text:span text:style-name="T8"> </text:span><text:span text:style-name="T2">θ </text:span><text:span text:style-name="T3">để tối thiểu giá trị </text:span><text:span text:style-name="T3"><draw:frame draw:style-name="fr1" draw:name="Object1" text:anchor-type="as-char" svg:y="-0.1744in" svg:width="1.4071in" svg:height="0.3425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<text:s/></text:span></text:p>
      <text:p text:style-name="P2"><text:span text:style-name="T3"><text:s/></text:span><text:span text:style-name="T4">@3) </text:span><text:span text:style-name="T5">Xuất ra kết quả <text:s/></text:span><text:span text:style-name="T2">θ</text:span><text:span text:style-name="T11">T</text:span><text:span text:style-name="T18">x</text:span></text:p>
      <text:p text:style-name="P2"><text:span text:style-name="T18"><text:s/>@4) </text:span><text:span text:style-name="T19">w(i): non-negative valued weights.</text:span></text:p>
      <text:p text:style-name="P7"><text:s/>@5) <text:span text:style-name="T22">Intuitively: if w(i) is large for a particular value of I, then in picking θ, we’ll try hard to make (y(i)-θ</text:span><text:span text:style-name="T12">T</text:span><text:span text:style-name="T23">x(i))</text:span><text:span text:style-name="T13">2</text:span><text:span text:style-name="T22"> small.</text:span></text:p>
      <text:p text:style-name="P8"><text:s/><text:span text:style-name="T22">@6) If w(i) is small, then the (y(i)-θ</text:span><text:span text:style-name="T12">T</text:span><text:span text:style-name="T23">x(i))</text:span><text:span text:style-name="T13">2 </text:span><text:span text:style-name="T24">error term will be pretty much ignored in the fit. </text:span></text:p>
      <text:p text:style-name="P8"><text:s/><text:span text:style-name="T25">@7) A fairly standard choice for the weights is </text:span><text:span text:style-name="T25"><draw:frame draw:style-name="fr1" draw:name="Object2" text:anchor-type="as-char" svg:y="-0.2811in" svg:width="1.5618in" svg:height="0.4543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8"><text:s/><text:span text:style-name="T26">@8) The weighted depend on the particular point x at which we’re trying to evaluate x.</text:span></text:p>
      <text:p text:style-name="P8"><text:s/><text:span text:style-name="T26">@9) If |x</text:span><text:span text:style-name="T14">(i)</text:span><text:span text:style-name="T27">-x| is small, the w</text:span><text:span text:style-name="T14">(i)</text:span><text:span text:style-name="T27"> is close to 1, If |x</text:span><text:span text:style-name="T15">(i)</text:span><text:span text:style-name="T28">-x| is large, then w</text:span><text:span text:style-name="T15">(i)</text:span><text:span text:style-name="T28"> is small. </text:span></text:p>
      <text:p text:style-name="P11"><text:s/><text:span text:style-name="T26">@0) Hence, <text:s/>θ is chosen giving a much higher “weight” to the (erros on) training examples close to the query point x.</text:span></text:p>
      <text:p text:style-name="P11"/>
      <text:p text:style-name="P12">£<text:span text:style-name="T10">2</text:span></text:p>
      <text:p text:style-name="P11"><text:s/><text:span text:style-name="T29">@1) Note: the weights takes a form that is cosmetically similar to the density of a Gaussian distribution. </text:span></text:p>
      <text:p text:style-name="P11"><text:s/><text:span text:style-name="T30">@2) __ Gaussian distribution: <text:s/></text:span><text:span text:style-name="T30"><draw:frame draw:style-name="fr2" draw:name="Object3" text:anchor-type="as-char" svg:y="-0.2681in" svg:width="1.9047in" svg:height="0.4402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1"><text:s/><text:span text:style-name="T35">@3) The parameter r controls how quickly the weight of a training example falls off with distance of its x</text:span><text:span text:style-name="T16">(i)</text:span><text:span text:style-name="T36"> from query …</text:span></text:p>
      <text:p text:style-name="P11"><text:s/><text:span text:style-name="T36">@4) </text:span></text:p>
      <text:p text:style-name="P5"><text:span text:style-name="T19">E</text:span><text:span text:style-name="T17">1</text:span></text:p>
      <text:p text:style-name="P6"><text:span text:style-name="T17"><text:s/>NE1) </text:span><text:span text:style-name="T20">Intuitively </text:span><text:span text:style-name="T21">= without conscious reasoning; instinctively.</text:span></text:p>
      <text:p text:style-name="P9"><text:s/>NE2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fo:background-color="#dddddd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dddddd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5:50:36.256000000</meta:creation-date>
    <meta:generator>LibreOffice/6.1.3.2$Windows_X86_64 LibreOffice_project/86daf60bf00efa86ad547e59e09d6bb77c699acb</meta:generator>
    <dc:date>2019-01-02T17:43:03.396000000</dc:date>
    <meta:editing-duration>PT1H25M48S</meta:editing-duration>
    <meta:editing-cycles>39</meta:editing-cycles>
    <meta:document-statistic meta:table-count="0" meta:image-count="0" meta:object-count="3" meta:page-count="1" meta:paragraph-count="19" meta:word-count="190" meta:character-count="1063" meta:non-whitespace-character-count="863"/>
  </office:meta>
</office:document-meta>
</file>

<file path=Object 1/content.xml><?xml version="1.0" encoding="utf-8"?>
<math xmlns="http://www.w3.org/1998/Math/MathML" display="block">
  <semantics>
    <mrow>
      <munder>
        <mo stretchy="false">∑</mo>
        <mi>i</mi>
      </munder>
      <mrow>
        <msup>
          <mi>ω</mi>
          <mrow>
            <mo fence="true" stretchy="false">(</mo>
            <mrow>
              <mi>i</mi>
            </mrow>
            <mo fence="true" stretchy="false">)</mo>
          </mrow>
        </msup>
        <msup>
          <mrow>
            <mo fence="true" stretchy="false">(</mo>
            <mrow>
              <mrow>
                <mrow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θ</mi>
                    <mi>T</mi>
                  </msup>
                </mrow>
                <msup>
                  <mi>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sum from{i} { ω^{(i)}(y^{(i)}-θ^{T}x^{(i)})^{2}  }</annotation>
  </semantics>
</math>
</file>

<file path=Object 2/content.xml><?xml version="1.0" encoding="utf-8"?>
<math xmlns="http://www.w3.org/1998/Math/MathML" display="block">
  <semantics>
    <mrow>
      <mrow>
        <msup>
          <mi>w</mi>
          <mrow>
            <mo fence="true" stretchy="false">(</mo>
            <mrow>
              <mi>i</mi>
            </mrow>
            <mo fence="true" stretchy="false">)</mo>
          </mrow>
        </msup>
        <mo stretchy="false">=</mo>
        <mi>exp</mi>
      </mrow>
      <mrow>
        <mo fence="true" stretchy="false">(</mo>
        <mrow>
          <mrow>
            <mo stretchy="false">−</mo>
            <mfrac>
              <msup>
                <mrow>
                  <mo fence="true" stretchy="false">(</mo>
                  <mrow>
                    <mrow>
                      <msup>
                        <mi>x</mi>
                        <mrow>
                          <mo fence="true" stretchy="false">(</mo>
                          <mrow>
                            <mi>i</mi>
                          </mrow>
                          <mo fence="true" stretchy="false">)</mo>
                        </mrow>
                      </msup>
                      <mo stretchy="false">−</mo>
                      <mi>x</mi>
                    </mrow>
                  </mrow>
                  <mo fence="true" stretchy="false">)</mo>
                </mrow>
                <mn>2</mn>
              </msup>
              <mrow>
                <mn>2</mn>
                <msup>
                  <mi>r</mi>
                  <mn>2</mn>
                </msup>
              </mrow>
            </mfrac>
          </mrow>
        </mrow>
        <mo fence="true" stretchy="false">)</mo>
      </mrow>
    </mrow>
    <annotation encoding="StarMath 5.0">w^{ (i) } = exp( -{{(x^{(i)} -x)^{2}} over {2r^{2}}}  )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sup>
              <mi>ϵ</mi>
              <mrow>
                <mo fence="true" stretchy="false">(</mo>
                <mrow>
                  <mi>i</mi>
                </mrow>
                <mo fence="true" stretchy="false">)</mo>
              </mrow>
            </msup>
          </mrow>
          <mo fence="true" stretchy="false">)</mo>
        </mrow>
        <mo stretchy="false">=</mo>
        <mfrac>
          <mn>1</mn>
          <msqrt>
            <mrow>
              <mn>2</mn>
              <mi mathvariant="italic">πσ</mi>
            </mrow>
          </msqrt>
        </mfrac>
      </mrow>
      <mi>exp</mi>
      <mrow>
        <mo fence="true" stretchy="false">(</mo>
        <mrow>
          <mrow>
            <mo stretchy="false">−</mo>
            <mfrac>
              <msup>
                <mrow>
                  <mo fence="true" stretchy="false">(</mo>
                  <mrow>
                    <mrow>
                      <mrow>
                        <msup>
                          <mi>y</mi>
                          <mrow>
                            <mo fence="true" stretchy="false">(</mo>
                            <mrow>
                              <mi>i</mi>
                            </mrow>
                            <mo fence="true" stretchy="false">)</mo>
                          </mrow>
                        </msup>
                        <mo stretchy="false">−</mo>
                        <msup>
                          <mi>θ</mi>
                          <mi>T</mi>
                        </msup>
                      </mrow>
                      <msup>
                        <mi>x</mi>
                        <mrow>
                          <mo fence="true" stretchy="false">(</mo>
                          <mrow>
                            <mi>i</mi>
                          </mrow>
                          <mo fence="true" stretchy="false">)</mo>
                        </mrow>
                      </msup>
                    </mrow>
                  </mrow>
                  <mo fence="true" stretchy="false">)</mo>
                </mrow>
                <mn>2</mn>
              </msup>
              <mrow>
                <mn>2</mn>
                <msup>
                  <mi>σ</mi>
                  <mn>2</mn>
                </msup>
              </mrow>
            </mfrac>
          </mrow>
        </mrow>
        <mo fence="true" stretchy="false">)</mo>
      </mrow>
    </mrow>
    <annotation encoding="StarMath 5.0">p(ϵ^{(i)}) = {1} over { sqrt{2πσ} } exp( -{ { (y^{(i)} - θ^{T}x^{(i)})^{2} } over { 2σ^{2} } } )</annotation>
  </semantics>
</math>
</file>